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73b" officeooo:paragraph-rsid="000b573b"/>
    </style:style>
    <style:style style:name="P2" style:family="paragraph" style:parent-style-name="Standard">
      <style:text-properties officeooo:rsid="000bc216" officeooo:paragraph-rsid="000bc216"/>
    </style:style>
    <style:style style:name="T1" style:family="text">
      <style:text-properties officeooo:rsid="000bc2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del </text:span>Methods:</text:p>
      <text:p text:style-name="P1"/>
      <text:p text:style-name="P1">enterEventWithJSON</text:p>
      <text:p text:style-name="P1"/>
      <text:p text:style-name="P2">input parameters:</text:p>
      <text:p text:style-name="P2">JSON with mandatory keys:</text:p>
      <text:p text:style-name="P2"><text:tab/>-<text:tab/>title</text:p>
      <text:p text:style-name="P2"><text:tab/>- <text:tab/>description</text:p>
      <text:p text:style-name="P2"><text:tab/>- <text:tab/>image_link</text:p>
      <text:p text:style-name="P2"><text:tab/>- <text:tab/>organization_id OR organization_name</text:p>
      <text:p text:style-name="P2"><text:tab/>-<text:tab/>is_multiple (TRUE or FALSE)</text:p>
      <text:p text:style-name="P2"><text:tab/>-<text:tab/>place_id OR place_name</text:p>
      <text:p text:style-name="P2"><text:tab/>-<text:tab/>start_time (in format YYYY-MM-DD hh:mm:ss)</text:p>
      <text:p text:style-name="P2"/>
      <text:p text:style-name="P2">enterePlaceWithJSO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Brown</meta:initial-creator>
    <meta:creation-date>2019-02-05T17:45:55.341797983</meta:creation-date>
    <dc:date>2019-02-05T18:10:41.290867463</dc:date>
    <dc:creator>Tom Brown</dc:creator>
    <meta:editing-duration>PT24M48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12" meta:word-count="35" meta:character-count="270" meta:non-whitespace-character-count="237"/>
  </office:meta>
</office:document-meta>
</file>